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A7000001369679DBD5.png" manifest:media-type="image/png"/>
  <manifest:file-entry manifest:full-path="Pictures/10000201000001A70000013648FF1A62.png" manifest:media-type="image/png"/>
  <manifest:file-entry manifest:full-path="Pictures/10000201000001A700000136D24FF450.png" manifest:media-type="image/png"/>
  <manifest:file-entry manifest:full-path="Pictures/10000201000001A7000001363056E62B.png" manifest:media-type="image/png"/>
  <manifest:file-entry manifest:full-path="Pictures/10000201000001A700000136DA2854FE.png" manifest:media-type="image/png"/>
  <manifest:file-entry manifest:full-path="Pictures/10000201000001A70000013676400F95.png" manifest:media-type="image/png"/>
  <manifest:file-entry manifest:full-path="Pictures/10000201000001A700000136146D9173.png" manifest:media-type="image/png"/>
  <manifest:file-entry manifest:full-path="Pictures/10000201000001A70000013662A5166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b31" officeooo:paragraph-rsid="00001b31"/>
    </style:style>
    <style:style style:name="P2" style:family="paragraph" style:parent-style-name="Standard">
      <style:text-properties officeooo:rsid="0000a1b7" officeooo:paragraph-rsid="0000a1b7"/>
    </style:style>
    <style:style style:name="P3" style:family="paragraph" style:parent-style-name="Standard">
      <style:text-properties officeooo:rsid="0000ab42" officeooo:paragraph-rsid="0000ab42"/>
    </style:style>
    <style:style style:name="P4" style:family="paragraph" style:parent-style-name="Standard">
      <style:text-properties officeooo:rsid="00135575" officeooo:paragraph-rsid="00135575"/>
    </style:style>
    <style:style style:name="P5" style:family="paragraph" style:parent-style-name="Standard">
      <style:text-properties officeooo:rsid="0016b423" officeooo:paragraph-rsid="0016b423"/>
    </style:style>
    <style:style style:name="P6" style:family="paragraph" style:parent-style-name="Standard">
      <style:text-properties officeooo:rsid="001758f6" officeooo:paragraph-rsid="001758f6"/>
    </style:style>
    <style:style style:name="P7" style:family="paragraph" style:parent-style-name="Standard">
      <style:text-properties officeooo:rsid="001758f6" officeooo:paragraph-rsid="0018a332"/>
    </style:style>
    <style:style style:name="P8" style:family="paragraph" style:parent-style-name="Standard">
      <style:text-properties officeooo:rsid="00183e51" officeooo:paragraph-rsid="00183e51"/>
    </style:style>
    <style:style style:name="P9" style:family="paragraph" style:parent-style-name="Standard">
      <style:text-properties officeooo:rsid="0019ccdb" officeooo:paragraph-rsid="0019ccdb"/>
    </style:style>
    <style:style style:name="P10" style:family="paragraph" style:parent-style-name="Text_20_body">
      <style:text-properties officeooo:rsid="00041718" officeooo:paragraph-rsid="00041718"/>
    </style:style>
    <style:style style:name="P11" style:family="paragraph" style:parent-style-name="Text_20_body">
      <style:text-properties officeooo:rsid="00059f8d" officeooo:paragraph-rsid="00059f8d"/>
    </style:style>
    <style:style style:name="P12" style:family="paragraph" style:parent-style-name="Text_20_body">
      <style:text-properties officeooo:rsid="0006b363" officeooo:paragraph-rsid="0006b363"/>
    </style:style>
    <style:style style:name="P13" style:family="paragraph" style:parent-style-name="Text_20_body">
      <style:text-properties officeooo:rsid="000a1296" officeooo:paragraph-rsid="000a1296"/>
    </style:style>
    <style:style style:name="P14" style:family="paragraph" style:parent-style-name="Text_20_body">
      <style:text-properties officeooo:rsid="000a1296" officeooo:paragraph-rsid="000a2427"/>
    </style:style>
    <style:style style:name="P15" style:family="paragraph" style:parent-style-name="Text_20_body">
      <style:text-properties officeooo:rsid="000db2e6" officeooo:paragraph-rsid="000a2427"/>
    </style:style>
    <style:style style:name="P16" style:family="paragraph" style:parent-style-name="Text_20_body">
      <style:text-properties officeooo:rsid="0010c0b0" officeooo:paragraph-rsid="0010c0b0"/>
    </style:style>
    <style:style style:name="P17" style:family="paragraph" style:parent-style-name="Heading">
      <style:paragraph-properties fo:break-before="page"/>
    </style:style>
    <style:style style:name="P18" style:family="paragraph" style:parent-style-name="Standard">
      <style:text-properties officeooo:rsid="0019ccdb" officeooo:paragraph-rsid="0019ccdb"/>
    </style:style>
    <style:style style:name="P19" style:family="paragraph" style:parent-style-name="Standard">
      <style:text-properties officeooo:rsid="001b286a" officeooo:paragraph-rsid="001b286a"/>
    </style:style>
    <style:style style:name="P20" style:family="paragraph" style:parent-style-name="Standard">
      <style:text-properties fo:font-weight="bold" officeooo:rsid="001b286a" officeooo:paragraph-rsid="001b286a" style:font-weight-asian="bold" style:font-weight-complex="bold"/>
    </style:style>
    <style:style style:name="P21" style:family="paragraph" style:parent-style-name="Heading_20_3">
      <style:text-properties officeooo:paragraph-rsid="000891d1"/>
    </style:style>
    <style:style style:name="T1" style:family="text">
      <style:text-properties officeooo:rsid="00041718"/>
    </style:style>
    <style:style style:name="T2" style:family="text">
      <style:text-properties officeooo:rsid="0008eb58"/>
    </style:style>
    <style:style style:name="T3" style:family="text">
      <style:text-properties officeooo:rsid="000a1296"/>
    </style:style>
    <style:style style:name="T4" style:family="text">
      <style:text-properties officeooo:rsid="000a2427"/>
    </style:style>
    <style:style style:name="T5" style:family="text">
      <style:text-properties officeooo:rsid="000d4648"/>
    </style:style>
    <style:style style:name="T6" style:family="text">
      <style:text-properties officeooo:rsid="00135575"/>
    </style:style>
    <style:style style:name="T7" style:family="text">
      <style:text-properties officeooo:rsid="00136bae"/>
    </style:style>
    <style:style style:name="T8" style:family="text">
      <style:text-properties officeooo:rsid="00143cb9"/>
    </style:style>
    <style:style style:name="T9" style:family="text">
      <style:text-properties style:text-line-through-style="solid" style:text-line-through-type="single"/>
    </style:style>
    <style:style style:name="T10" style:family="text">
      <style:text-properties style:text-line-through-style="solid" style:text-line-through-type="single" officeooo:rsid="000891d1"/>
    </style:style>
    <style:style style:name="T11" style:family="text">
      <style:text-properties officeooo:rsid="001597fa"/>
    </style:style>
    <style:style style:name="T12" style:family="text">
      <style:text-properties officeooo:rsid="00163a07"/>
    </style:style>
    <style:style style:name="T13" style:family="text">
      <style:text-properties officeooo:rsid="0018a332"/>
    </style:style>
    <style:style style:name="T14" style:family="text">
      <style:text-properties officeooo:rsid="001aae7e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bookmark text:name="docs-internal-guid-803150b6-7fff-e6ad-54b4-f20e0751fbac"/>Développement du modèle FIRE</text:p>
      <text:p text:style-name="Text_20_body"/>
      <text:p text:style-name="Heading">Choix d’implémentations</text:p>
      <text:h text:style-name="Heading_20_3" text:outline-level="3">Paramètres</text:h>
      <text:p text:style-name="P10">Les paramètres réglées de manière arbitraire : </text:p>
      <text:p text:style-name="P11">• initialTemperature – température initial qui interviendra dans la séparation exploration-exploitation / réglé par défaut à 1</text:p>
      <text:p text:style-name="P11"><text:tab/>T – Valeur de diminution de la température à chaque itération (réglé à 1/nb_interactions)</text:p>
      <text:p text:style-name="P11"><text:tab/><text:span text:style-name="T12">on prend en compte le nombre total de rounds qu'on veut pour faire intervenir la durée d'un test dans la determination du choix exploitation-exploration. Paraît logique de décider en fonction du temps restant ? </text:span></text:p>
      <text:p text:style-name="P12">• facteur de régression – intervient lors d'un<text:span text:style-name="T2">e intéraction hors du rayon d'opération / fixé à </text:span></text:p>
      <text:p text:style-name="P12">• <text:span text:style-name="T5">suppression du critère c (terme d'un rating) car inutile, n'intervient dans aucun calcul ni tri</text:span></text:p>
      <text:h text:style-name="Heading_20_3" text:outline-level="3">Supposition<text:span text:style-name="T3">s</text:span></text:h>
      <text:p text:style-name="P13">• Lors d'un profileSwitch on prend un behaviour au hasard parmi tous les types existants (peut etre qu'il devrait y avoir un lien avec le behaviour actuel)</text:p>
      <text:p text:style-name="P14">• <text:span text:style-name="T4">On garde les même proportions pour les consumers (notrust vs fire) et les providers (autant de good, bad etc) - on est peut être pas obligé</text:span></text:p>
      <text:p text:style-name="P15"/>
      <text:p text:style-name="Heading"/>
      <text:p text:style-name="P17">Suivi (<text:span text:style-name="T1">remarques / </text:span>évolutions / modification / bugs / idées)</text:p>
      <text:h text:style-name="P21" text:outline-level="3">Idées</text:h>
      <text:p text:style-name="Text_20_body">→<text:span text:style-name="T10"> </text:span><text:span text:style-name="T9"><text:s/>prendre en compte le facteur de regression quand on calcule les ER (expected results)</text:span></text:p>
      <text:p text:style-name="Text_20_body"/>
      <text:h text:style-name="Heading_20_3" text:outline-level="3">Remarques</text:h>
      <text:p text:style-name="P16">→ IT seul sans dynamisme : la moyenne des ugs fire reste au dessus de NoTrust mais diminue après une trentaine d'interactions. Celà est surement du à un H trop petit ; en effet quand on augmente la taille de la mémoire ( à 30 par exemple ) la moyenne des ugs continue d'augmenter pendant plus longtemps.</text:p>
      <text:p text:style-name="P16">→ Problème avec p-exploit -&gt; Monte trop vite à 0.5 (mais peut etre que c'est normal →<text:span text:style-name="T11"> Oui normal (voir doc sur dilemme</text:span>)</text:p>
      <text:p text:style-name="P16"><text:tab/>On a bien er-exploit petit au début et augmente</text:p>
      <text:p text:style-name="P16"><text:tab/><text:tab/><text:tab/>et er-explore est statique ( car on prend tous les providers du monde. </text:p>
      <text:p text:style-name="P16"><text:tab/><text:tab/><text:tab/>Il faut peut être prendre juste les providers qu'il connaît - pas logique)</text:p>
      <text:p text:style-name="P16">→<text:span text:style-name="T8"> La courbe monte trop vite (et donc se stabilise trop vite)</text:span></text:p>
      <text:p text:style-name="P16"/>
      <text:p text:style-name="P16"/>
      <text:p text:style-name="P17"><draw:frame draw:style-name="fr1" draw:name="Frame2" text:anchor-type="paragraph" svg:x="7.788cm" svg:y="0.815cm" svg:width="9.76cm" draw:z-index="2"><draw:text-box fo:min-height="7.186cm"><text:p text:style-name="Illustration"><draw:frame draw:style-name="fr3" draw:name="Image1" text:anchor-type="paragraph" svg:width="9.76cm" style:rel-width="100%" svg:height="7.186cm" style:rel-height="scale" draw:z-index="3"><draw:image xlink:href="Pictures/10000201000001A70000013662A5166D.png" xlink:type="simple" xlink:show="embed" xlink:actuate="onLoad"/></draw:frame>Illustration <text:sequence text:ref-name="refIllustration0" text:name="Illustration" text:formula="ooow:Illustration+1" style:num-format="1">1</text:sequence>: Plot 1</text:p></draw:text-box></draw:frame>Plots</text:p>
      <text:h text:style-name="Heading_20_3" text:outline-level="3">Plot 1</text:h>
      <text:p text:style-name="P1">15.11.18</text:p>
      <text:p text:style-name="P1">moyenne UG</text:p>
      <text:p text:style-name="P1"/>
      <text:p text:style-name="P1">IT (purple)</text:p>
      <text:p text:style-name="P1">NoTrust (yellow)</text:p>
      <text:p text:style-name="P1"/>
      <text:p text:style-name="P2">All dynamism (except move location)</text:p>
      <text:p text:style-name="P2"/>
      <text:p text:style-name="P2"/>
      <text:p text:style-name="P2"/>
      <text:p text:style-name="P2"/>
      <text:p text:style-name="P2"/>
      <text:p text:style-name="P3"/>
      <text:h text:style-name="Heading_20_3" text:outline-level="3"><draw:frame draw:style-name="fr2" draw:name="Frame1" text:anchor-type="paragraph" svg:x="8.83cm" svg:y="0.019cm" svg:width="8.394cm" draw:z-index="0"><draw:text-box fo:min-height="6.152cm"><text:p text:style-name="Illustration"><draw:frame draw:style-name="fr3" draw:name="Plot2" text:anchor-type="paragraph" svg:width="8.394cm" style:rel-width="100%" svg:height="6.152cm" style:rel-height="scale" draw:z-index="1"><draw:image xlink:href="Pictures/10000201000001A70000013676400F95.png" xlink:type="simple" xlink:show="embed" xlink:actuate="onLoad"/></draw:frame>Illustration <text:sequence text:ref-name="refIllustration1" text:name="Illustration" text:formula="ooow:Illustration+1" style:num-format="1">2</text:sequence>: Plot2</text:p></draw:text-box></draw:frame>Plot 2 / 3</text:h>
      <text:p text:style-name="P3">22.11.18</text:p>
      <text:p text:style-name="P3">moyenne UG</text:p>
      <text:p text:style-name="P3"/>
      <text:p text:style-name="P3">IT ( blue )</text:p>
      <text:p text:style-name="P3">NoTrust ( Red )</text:p>
      <text:p text:style-name="P3"/>
      <text:p text:style-name="P3">No dynamism(2) / Only randomSetup (3)</text:p>
      <text:p text:style-name="P3"><draw:frame draw:style-name="fr2" draw:name="Frame3" text:anchor-type="paragraph" svg:x="-0.014cm" svg:y="0cm" svg:width="8.394cm" draw:z-index="4"><draw:text-box fo:min-height="6.152cm"><text:p text:style-name="Illustration"><draw:frame draw:style-name="fr4" draw:name="Image2" text:anchor-type="paragraph" svg:x="0cm" svg:y="0.212cm" svg:width="8.394cm" style:rel-width="100%" svg:height="6.152cm" style:rel-height="scale" draw:z-index="5"><draw:image xlink:href="Pictures/10000201000001A7000001363056E62B.png" xlink:type="simple" xlink:show="embed" xlink:actuate="onLoad"/></draw:frame>Illustration <text:sequence text:ref-name="refIllustration2" text:name="Illustration" text:formula="ooow:Illustration+1" style:num-format="1">3</text:sequence>: Plot 3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Frame4" text:anchor-type="paragraph" svg:x="8.878cm" svg:y="0.173cm" svg:width="8.394cm" draw:z-index="6"><draw:text-box fo:min-height="6.152cm"><text:p text:style-name="Illustration"><draw:frame draw:style-name="fr3" draw:name="Image3" text:anchor-type="paragraph" svg:width="8.394cm" style:rel-width="100%" svg:height="6.152cm" style:rel-height="scale" draw:z-index="7"><draw:image xlink:href="Pictures/10000201000001A700000136D24FF450.png" xlink:type="simple" xlink:show="embed" xlink:actuate="onLoad"/></draw:frame>Illustration <text:sequence text:ref-name="refIllustration3" text:name="Illustration" text:formula="ooow:Illustration+1" style:num-format="1">4</text:sequence>: Plot 4</text:p></draw:text-box></draw:frame></text:p>
      <text:p text:style-name="P3"/>
      <text:h text:style-name="Heading_20_3" text:outline-level="3">Plot <text:span text:style-name="T6">4</text:span></text:h>
      <text:p text:style-name="P4">23.11.18</text:p>
      <text:p text:style-name="P4">No dynamism </text:p>
      <text:p text:style-name="P4">→ on prend en compte la distance lors du calcul de er-explore</text:p>
      <text:p text:style-name="P4">→ Il faudrait changer les coefficients dans la variation de T ou de new ug ?</text:p>
      <text:p text:style-name="P4">→<text:span text:style-name="T7"> Pour le moment meilleur résultat possible.</text:span></text:p>
      <text:p text:style-name="P4"/>
      <text:h text:style-name="Heading_20_3" text:outline-level="3"><text:soft-page-break/>Plot 5</text:h>
      <text:p text:style-name="P5">No dynamism</text:p>
      <text:p text:style-name="P5"><draw:frame draw:style-name="fr2" draw:name="Frame5" text:anchor-type="paragraph" svg:x="8.657cm" svg:y="0.776cm" svg:width="8.394cm" draw:z-index="8"><draw:text-box fo:min-height="6.152cm"><text:p text:style-name="Illustration"><draw:frame draw:style-name="fr3" draw:name="Image4" text:anchor-type="paragraph" svg:width="8.394cm" style:rel-width="100%" svg:height="6.152cm" style:rel-height="scale" draw:z-index="9"><draw:image xlink:href="Pictures/10000201000001A700000136DA2854FE.png" xlink:type="simple" xlink:show="embed" xlink:actuate="onLoad"/></draw:frame>Illustration <text:sequence text:ref-name="refIllustration4" text:name="Illustration" text:formula="ooow:Illustration+1" style:num-format="1">5</text:sequence>: Plot 5</text:p></draw:text-box></draw:frame>T est devenu une variable local à un consumer (donc ne décroît que quand le consumer a une interaction)</text:p>
      <text:p text:style-name="P5"/>
      <text:p text:style-name="P6">moyenne IT 3.75</text:p>
      <text:p text:style-name="P6">moyenne NoTrust 1.15</text:p>
      <text:p text:style-name="P6"/>
      <text:h text:style-name="Heading_20_3" text:outline-level="3">Plot 6</text:h>
      <text:p text:style-name="P8"/>
      <text:p text:style-name="P8">T -= 0.00015</text:p>
      <text:p text:style-name="P7">moyenne IT <text:span text:style-name="T13">4</text:span></text:p>
      <text:p text:style-name="P7">moyenne NoTrust -<text:span text:style-name="T13">0.75</text:span></text:p>
      <text:p text:style-name="P8"><draw:frame draw:style-name="fr2" draw:name="Frame6" text:anchor-type="paragraph" svg:x="-0.109cm" svg:y="0.28cm" svg:width="8.394cm" draw:z-index="10"><draw:text-box fo:min-height="6.152cm"><text:p text:style-name="Illustration"><draw:frame draw:style-name="fr3" draw:name="Image5" text:anchor-type="paragraph" svg:width="8.394cm" style:rel-width="100%" svg:height="6.152cm" style:rel-height="scale" draw:z-index="11"><draw:image xlink:href="Pictures/10000201000001A70000013648FF1A62.png" xlink:type="simple" xlink:show="embed" xlink:actuate="onLoad"/></draw:frame>Illustration <text:sequence text:ref-name="refIllustration5" text:name="Illustration" text:formula="ooow:Illustration+1" style:num-format="1">6</text:sequence>: Plot 6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Frame7" text:anchor-type="paragraph" svg:x="8.389cm" svg:y="0.288cm" svg:width="8.394cm" draw:z-index="12"><draw:text-box fo:min-height="6.152cm"><text:p text:style-name="Illustration"><draw:frame draw:style-name="fr3" draw:name="Image6" text:anchor-type="paragraph" svg:width="8.394cm" style:rel-width="100%" svg:height="6.152cm" style:rel-height="scale" draw:z-index="13"><draw:image xlink:href="Pictures/10000201000001A7000001369679DBD5.png" xlink:type="simple" xlink:show="embed" xlink:actuate="onLoad"/></draw:frame>Illustration <text:sequence text:ref-name="refIllustration6" text:name="Illustration" text:formula="ooow:Illustration+1" style:num-format="1">7</text:sequence>: Plot 7</text:p></draw:text-box></draw:frame></text:p>
      <text:p text:style-name="P8"/>
      <text:p text:style-name="P8"/>
      <text:p text:style-name="P9">Plot 7</text:p>
      <text:p text:style-name="P9"/>
      <text:p text:style-name="P9">26.11.18</text:p>
      <text:p text:style-name="P9"/>
      <text:p text:style-name="P9">T *= 999/1000</text:p>
      <text:p text:style-name="P9">Moyenne IT = 4</text:p>
      <text:p text:style-name="P9">No Trust = -1</text:p>
      <text:p text:style-name="P9">No dynamism</text:p>
      <text:p text:style-name="P9">Intégration des fonctions générales (en fon<text:span text:style-name="T14">c</text:span>tion du composant k)</text:p>
      <text:p text:style-name="P9"/>
      <text:p text:style-name="P19">Plot 8</text:p>
      <text:p text:style-name="P19"><draw:frame draw:style-name="fr2" draw:name="Frame8" text:anchor-type="paragraph" svg:x="8.341cm" svg:y="0.335cm" svg:width="8.394cm" draw:z-index="14"><draw:text-box fo:min-height="6.152cm"><text:p text:style-name="Illustration"><draw:frame draw:style-name="fr5" draw:name="Image7" text:anchor-type="paragraph" svg:width="8.394cm" style:rel-width="100%" svg:height="6.152cm" style:rel-height="scale" draw:z-index="15"><draw:image xlink:href="Pictures/10000201000001A700000136146D9173.png" xlink:type="simple" xlink:show="embed" xlink:actuate="onLoad"/></draw:frame>Illustration <text:sequence text:ref-name="refIllustration7" text:name="Illustration" text:formula="ooow:Illustration+1" style:num-format="1">8</text:sequence>: Plot 8</text:p></draw:text-box></draw:frame>26.11.18</text:p>
      <text:p text:style-name="P19"/>
      <text:p text:style-name="P20">Première version de IT WR</text:p>
      <text:p text:style-name="P19">Changement du nb des agents (car trop lent)</text:p>
      <text:p text:style-name="P19">ordinaires<text:tab/>6</text:p>
      <text:p text:style-name="P19">mauvais<text:tab/>9</text:p>
      <text:p text:style-name="P19">bons<text:tab/><text:tab/>4</text:p>
      <text:p text:style-name="P19">intermittent<text:tab/>2</text:p>
      <text:p text:style-name="P19">Nc<text:tab/><text:tab/>38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5T23:11:59.129298000</meta:creation-date>
    <dc:date>2018-11-26T21:50:00.937193000</dc:date>
    <meta:editing-duration>PT35M57S</meta:editing-duration>
    <meta:editing-cycles>34</meta:editing-cycles>
    <meta:generator>LibreOffice/4.2.2.1$MacOSX_X86_64 LibreOffice_project/3be8cda0bddd8e430d8cda1ebfd581265cca5a0f</meta:generator>
    <meta:document-statistic meta:table-count="0" meta:image-count="8" meta:object-count="0" meta:page-count="4" meta:paragraph-count="74" meta:word-count="515" meta:character-count="2908" meta:non-whitespace-character-count="2447"/>
  </office:meta>
</office:document-meta>
</file>